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590.538527642836" calcext:value-type="float">
            <text:p>590.538527642836</text:p>
          </table:table-cell>
          <table:table-cell office:value-type="float" office:value="528.123219852347" calcext:value-type="float">
            <text:p>528.123219852347</text:p>
          </table:table-cell>
          <table:table-cell table:formula="of:=100*([.B2]/[.C2]-1)" office:value-type="float" office:value="11.8183229678746" calcext:value-type="float">
            <text:p>11.81832296787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630.690927891789" calcext:value-type="float">
            <text:p>630.690927891789</text:p>
          </table:table-cell>
          <table:table-cell office:value-type="float" office:value="588.292598383162" calcext:value-type="float">
            <text:p>588.292598383162</text:p>
          </table:table-cell>
          <table:table-cell table:formula="of:=100*([.B3]/[.C3]-1)" office:value-type="float" office:value="7.207013928979" calcext:value-type="float">
            <text:p>7.2070139289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637.609507141489" calcext:value-type="float">
            <text:p>637.609507141489</text:p>
          </table:table-cell>
          <table:table-cell office:value-type="float" office:value="625.733896378739" calcext:value-type="float">
            <text:p>625.733896378739</text:p>
          </table:table-cell>
          <table:table-cell table:formula="of:=100*([.B4]/[.C4]-1)" office:value-type="float" office:value="1.89786917913137" calcext:value-type="float">
            <text:p>1.897869179131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634.016708355612" calcext:value-type="float">
            <text:p>634.016708355612</text:p>
          </table:table-cell>
          <table:table-cell office:value-type="float" office:value="625.789352204616" calcext:value-type="float">
            <text:p>625.789352204616</text:p>
          </table:table-cell>
          <table:table-cell table:formula="of:=100*([.B5]/[.C5]-1)" office:value-type="float" office:value="1.31471654511404" calcext:value-type="float">
            <text:p>1.314716545114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70.501615900086" calcext:value-type="float">
            <text:p>770.501615900086</text:p>
          </table:table-cell>
          <table:table-cell office:value-type="float" office:value="600.610601263476" calcext:value-type="float">
            <text:p>600.610601263476</text:p>
          </table:table-cell>
          <table:table-cell table:formula="of:=100*([.B6]/[.C6]-1)" office:value-type="float" office:value="28.2863829375003" calcext:value-type="float">
            <text:p>28.28638293750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626.748732632437" calcext:value-type="float">
            <text:p>626.748732632437</text:p>
          </table:table-cell>
          <table:table-cell office:value-type="float" office:value="579.894084639277" calcext:value-type="float">
            <text:p>579.894084639277</text:p>
          </table:table-cell>
          <table:table-cell table:formula="of:=100*([.B7]/[.C7]-1)" office:value-type="float" office:value="8.07986307056503" calcext:value-type="float">
            <text:p>8.079863070565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5.952390917702" calcext:value-type="float">
            <text:p>765.952390917702</text:p>
          </table:table-cell>
          <table:table-cell office:value-type="float" office:value="716.953121366599" calcext:value-type="float">
            <text:p>716.953121366599</text:p>
          </table:table-cell>
          <table:table-cell table:formula="of:=100*([.B8]/[.C8]-1)" office:value-type="float" office:value="6.83437565034999" calcext:value-type="float">
            <text:p>6.834375650349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87.598552094969" calcext:value-type="float">
            <text:p>587.598552094969</text:p>
          </table:table-cell>
          <table:table-cell office:value-type="float" office:value="312.444543058106" calcext:value-type="float">
            <text:p>312.444543058106</text:p>
          </table:table-cell>
          <table:table-cell table:formula="of:=100*([.B9]/[.C9]-1)" office:value-type="float" office:value="88.0649110858986" calcext:value-type="float">
            <text:p>88.064911085898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/00/0000</text:date>, <text:time style:data-style-name="N2" text:time-value="13:48:51.2840957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05-31T13:49:23.217432275</dc:date>
    <dc:creator>Davide Ancona</dc:creator>
    <meta:editing-duration>PT17M4S</meta:editing-duration>
    <meta:editing-cycles>11</meta:editing-cycles>
    <meta:generator>LibreOffice/5.3.4.2$Linux_X86_64 LibreOffice_project/30$Build-2</meta:generator>
    <meta:document-statistic meta:table-count="1" meta:cell-count="36" meta:object-count="0"/>
  </office:meta>
</office:document-meta>
</file>